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fo:color="#FF0000" style:text-line-through-style="solid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Hyperlink" style:data-style-name="N0">
      <style:table-cell-properties style:vertical-align="automatic" fo:background-color="transparent" style:cell-protect="protected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4.894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solid" draw:fill-color="#ffffff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1969in" fo:padding-bottom="0.01969in" fo:padding-left="0.01969in" fo:padding-right="0.01969in" draw:textarea-vertical-align="middle" draw:textarea-horizontal-align="left" draw:fill="none" draw:stroke="solid" svg:stroke-width="0.03937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left" draw:fill="none" draw:stroke="solid" svg:stroke-width="0.02795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lationships" table:style-name="ta1">
        <table:shapes>
          <draw:frame draw:z-index="1" draw:id="id0" draw:style-name="a2" draw:name="TextBox 1" svg:x="5.17773in" svg:y="0.35857in" svg:width="2.43858in" svg:height="1.49528in">
            <draw:text-box>
              <text:p text:style-name="a1" text:class-names="" text:cond-style-name=""><text:span text:style-name="a0" text:class-names="">- Decided against a ‘Horses’ table as things like jockey/trainer might change, and the only thing the table saves us storing repeatedly in ‘Racing Horses’ is age and sex</text:span></text:p>
            </draw:text-box>
            <svg:title/>
            <svg:desc/>
          </draw:frame>
          <draw:custom-shape svg:x="5.61809in" svg:y="3.4897in" svg:width="2.04803in" svg:height="2.98031in" draw:z-index="2" draw:id="id1" draw:style-name="a5" draw:name="Freeform 2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86654in" svg:y="4.48346in" svg:width="1.21378in" svg:height="1.67047in" draw:z-index="3" draw:id="id2" draw:style-name="a8" draw:name="Freeform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82992in" svg:y="2.78189in" svg:width="1.78386in" svg:height="1.2248in" draw:z-index="4" draw:id="id3" draw:style-name="a11" draw:name="Freeform 4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25591in" svg:y="2.80276in" svg:width="1.83386in" svg:height="1.58937in" draw:z-index="5" draw:id="id4" draw:style-name="a14" draw:name="Freeform 5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28858in" svg:y="4.52835in" svg:width="1.82953in" svg:height="1.02362in" draw:z-index="6" draw:id="id5" draw:style-name="a17" draw:name="Freeform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8.32323in" svg:y="5.64764in" svg:width="1.63346in" svg:height="1.12165in" draw:z-index="7" draw:id="id6" draw:style-name="a20" draw:name="Freeform 7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4" table:default-cell-style-name="ce1"/>
        <table:table-row table:number-rows-repeated="13"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3">
            <text:p>added_timestamp is the time we add the the database?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table:number-columns-repeated="12" table:style-name="ce2"/>
          <table:table-cell table:number-columns-repeated="16372"/>
        </table:table-row>
        <table:table-row table:style-name="ro1">
          <table:table-cell table:number-columns-repeated="5" table:style-name="ce2"/>
          <table:table-cell office:value-type="string" table:style-name="ce3">
            <text:p>How do we deal with a horses which appear more than once?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Venues</text:p>
          </table:table-cell>
          <table:table-cell table:number-columns-repeated="3" table:style-name="ce2"/>
          <table:table-cell office:value-type="string" table:style-name="ce4">
            <text:p>Horses</text:p>
          </table:table-cell>
          <table:table-cell table:number-columns-repeated="3" table:style-name="ce2"/>
          <table:table-cell office:value-type="string" table:style-name="ce2">
            <text:p>Odds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venue_ID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horse_ID</text:p>
          </table:table-cell>
          <table:table-cell table:number-columns-repeated="3" table:style-name="ce2"/>
          <table:table-cell office:value-type="string" table:style-name="ce2">
            <text:p>hors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venue_name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race_ID</text:p>
          </table:table-cell>
          <table:table-cell table:number-columns-repeated="3" table:style-name="ce2"/>
          <table:table-cell office:value-type="string" table:style-name="ce2">
            <text:p>rac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country_code</text:p>
          </table:table-cell>
          <table:table-cell table:number-columns-repeated="3" table:style-name="ce2"/>
          <table:table-cell office:value-type="string" table:style-name="ce2">
            <text:p>date_added</text:p>
          </table:table-cell>
          <table:table-cell table:number-columns-repeated="3" table:style-name="ce2"/>
          <table:table-cell office:value-type="string" table:style-name="ce2">
            <text:p>timestamp_odds_captured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venue_added_timestamp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form</text:p>
          </table:table-cell>
          <table:table-cell table:number-columns-repeated="3" table:style-name="ce2"/>
          <table:table-cell office:value-type="string" table:style-name="ce2">
            <text:p>bookmaker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horse_weight</text:p>
          </table:table-cell>
          <table:table-cell table:number-columns-repeated="3" table:style-name="ce2"/>
          <table:table-cell office:value-type="string" table:style-name="ce2">
            <text:p>odds_decimal</text:p>
          </table:table-cell>
          <table:table-cell table:style-name="ce3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days_since_last_run</text:p>
          </table:table-cell>
          <table:table-cell table:number-columns-repeated="3" table:style-name="ce2"/>
          <table:table-cell office:value-type="string" table:style-name="ce2">
            <text:p>odds_added_timestamp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horse_age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jockey_name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3">
            <text:p>jockey_form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2">
            <text:p>Y</text:p>
          </table:table-cell>
          <table:table-cell office:value-type="string" table:style-name="ce2">
            <text:p>trainer_name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Races</text:p>
          </table:table-cell>
          <table:table-cell table:number-columns-repeated="3" table:style-name="ce2"/>
          <table:table-cell office:value-type="string" table:style-name="ce5">
            <text:p>going_description</text:p>
          </table:table-cell>
          <table:table-cell table:number-columns-repeated="3" table:style-name="ce2"/>
          <table:table-cell office:value-type="string" table:style-name="ce2">
            <text:p>Placings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race_ID</text:p>
          </table:table-cell>
          <table:table-cell table:number-columns-repeated="3" table:style-name="ce2"/>
          <table:table-cell office:value-type="string" table:style-name="ce2">
            <text:p>?? Anything else ??</text:p>
          </table:table-cell>
          <table:table-cell table:number-columns-repeated="3" table:style-name="ce2"/>
          <table:table-cell office:value-type="string" table:style-name="ce2">
            <text:p>rac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venue_name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3">
            <text:p>stall</text:p>
          </table:table-cell>
          <table:table-cell office:value-type="string" table:style-name="ce3">
            <text:p>If we ever decide to do a predictive model this is generally a good predictor from reading</text:p>
          </table:table-cell>
          <table:table-cell table:number-columns-repeated="2" table:style-name="ce2"/>
          <table:table-cell office:value-type="string" table:style-name="ce2">
            <text:p>hors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timestamp_race</text:p>
          </table:table-cell>
          <table:table-cell table:number-columns-repeated="3" table:style-name="ce2"/>
          <table:table-cell table:style-name="ce3"/>
          <table:table-cell office:value-type="string" table:style-name="ce3">
            <text:p>There is a sentence about each horse for the race on the url. Some sentiment analysis on this would be a sick little side project and potentially useful if creating a prediction model</text:p>
          </table:table-cell>
          <table:table-cell table:number-columns-repeated="2" table:style-name="ce2"/>
          <table:table-cell office:value-type="string" table:style-name="ce2">
            <text:p>place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race_added_timestamp</text:p>
          </table:table-cell>
          <table:table-cell table:number-columns-repeated="3" table:style-name="ce2"/>
          <table:table-cell office:value-type="string" table:style-name="ce2">
            <text:p>How to deal with non runners?</text:p>
          </table:table-cell>
          <table:table-cell table:number-columns-repeated="3" table:style-name="ce2"/>
          <table:table-cell office:value-type="string" table:style-name="ce2">
            <text:p>place_added_timestamp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number_starters</text:p>
          </table:table-cell>
          <table:table-cell table:number-columns-repeated="10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prize</text:p>
          </table:table-cell>
          <table:table-cell table:number-columns-repeated="7" table:style-name="ce2"/>
          <table:table-cell office:value-type="string" table:style-name="ce2">
            <text:p>Each way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2">
            <text:p>distance</text:p>
          </table:table-cell>
          <table:table-cell table:number-columns-repeated="7" table:style-name="ce2"/>
          <table:table-cell office:value-type="string" table:style-name="ce2">
            <text:p>race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3">
            <text:p>going_description</text:p>
          </table:table-cell>
          <table:table-cell table:number-columns-repeated="7" table:style-name="ce2"/>
          <table:table-cell office:value-type="string" table:style-name="ce2">
            <text:p>bookmaker_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9" table:style-name="ce2"/>
          <table:table-cell office:value-type="string" table:style-name="ce2">
            <text:p>no_places_paid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9" table:style-name="ce2"/>
          <table:table-cell office:value-type="string" table:style-name="ce2">
            <text:p>place_terms</text:p>
          </table:table-cell>
          <table:table-cell table:style-name="ce2"/>
          <table:table-cell office:value-type="string" table:style-name="ce2">
            <text:p>Y</text:p>
          </table:table-cell>
          <table:table-cell table:number-columns-repeated="16372"/>
        </table:table-row>
        <table:table-row table:style-name="ro1">
          <table:table-cell table:number-columns-repeated="9" table:style-name="ce2"/>
          <table:table-cell office:value-type="string" table:style-name="ce2">
            <text:p>ew_timestamp_added</text:p>
          </table:table-cell>
          <table:table-cell table:number-columns-repeated="2" table:style-name="ce2"/>
          <table:table-cell table:number-columns-repeated="16372"/>
        </table:table-row>
        <table:table-row table:number-rows-repeated="1048537" table:style-name="ro1">
          <table:table-cell table:number-columns-repeated="16384"/>
        </table:table-row>
      </table:table>
      <table:table table:name="Pricing" table:style-name="ta2"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Provider</text:p>
          </table:table-cell>
          <table:table-cell office:value-type="string" table:style-name="ce2">
            <text:p>Database type</text:p>
          </table:table-cell>
          <table:table-cell office:value-type="string" table:style-name="ce2">
            <text:p>Price/month</text:p>
          </table:table-cell>
          <table:table-cell office:value-type="string" table:style-name="ce2">
            <text:p>Price/hour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Notes</text:p>
          </table:table-cell>
          <table:table-cell table:number-columns-repeated="4" table:style-name="ce2"/>
          <table:table-cell table:number-columns-repeated="16374"/>
        </table:table-row>
        <table:table-row table:style-name="ro1">
          <table:table-cell office:value-type="string" table:style-name="ce2">
            <text:p>Google</text:p>
          </table:table-cell>
          <table:table-cell office:value-type="string" table:style-name="ce2">
            <text:p>db-f1-micro</text:p>
          </table:table-cell>
          <table:table-cell table:style-name="ce2"/>
          <table:table-cell office:value-type="string" table:style-name="ce2">
            <text:p>$0.02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0.6GB RAM, 250 connections, 3,062GB storage</text:p>
          </table:table-cell>
          <table:table-cell office:value-type="string" table:style-name="ce6">
            <text:p><text:a xlink:href="https://cloud.google.com/sql/pricing">https://cloud.google.com/sql/pricing</text:a>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2">
            <text:p>Azure</text:p>
          </table:table-cell>
          <table:table-cell office:value-type="string" table:style-name="ce2">
            <text:p>Gen 4, 8 Vcore</text:p>
          </table:table-cell>
          <table:table-cell table:style-name="ce2"/>
          <table:table-cell office:value-type="string" table:style-name="ce2">
            <text:p>$2.14</text:p>
          </table:table-cell>
          <table:table-cell office:value-type="string" table:style-name="ce2">
            <text:p>West Europe</text:p>
          </table:table-cell>
          <table:table-cell office:value-type="string" table:style-name="ce2">
            <text:p>First 32GB/mo storage included</text:p>
          </table:table-cell>
          <table:table-cell office:value-type="string" table:style-name="ce6">
            <text:p><text:a xlink:href="https://azure.microsoft.com/en-gb/pricing/details/sql-database/managed/">https://azure.microsoft.com/en-gb/pricing/details/sql-database/managed/</text:a></text:p>
          </table:table-cell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2">
            <text:p>AWS</text:p>
          </table:table-cell>
          <table:table-cell office:value-type="string" table:style-name="ce2">
            <text:p>db.t2.micro</text:p>
          </table:table-cell>
          <table:table-cell office:value-type="string" table:style-name="ce2">
            <text:p>$0</text:p>
          </table:table-cell>
          <table:table-cell table:style-name="ce2"/>
          <table:table-cell office:value-type="string" table:style-name="ce2">
            <text:p>London</text:p>
          </table:table-cell>
          <table:table-cell office:value-type="string" table:style-name="ce2">
            <text:p>750 hours of micro usage free, first 12 months</text:p>
          </table:table-cell>
          <table:table-cell table:number-columns-repeated="4" table:style-name="ce2"/>
          <table:table-cell table:number-columns-repeated="16374"/>
        </table:table-row>
        <table:table-row table:number-rows-repeated="4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Google</text:p>
          </table:table-cell>
          <table:table-cell office:value-type="string" table:style-name="ce2">
            <text:p>$300 credit for first 12 months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AWS</text:p>
          </table:table-cell>
          <table:table-cell office:value-type="string" table:style-name="ce2">
            <text:p>Micro sql server is free (750 hrs/mo, 20gb storage) for 12 months</text:p>
          </table:table-cell>
          <table:table-cell table:number-columns-repeated="8" table:style-name="ce2"/>
          <table:table-cell table:number-columns-repeated="16374"/>
        </table:table-row>
        <table:table-row table:style-name="ro1">
          <table:table-cell office:value-type="string" table:style-name="ce2">
            <text:p>Azure</text:p>
          </table:table-cell>
          <table:table-cell office:value-type="string" table:style-name="ce2">
            <text:p>12 months free - 250GB SQL database</text:p>
          </table:table-cell>
          <table:table-cell table:number-columns-repeated="8" table:style-name="ce2"/>
          <table:table-cell table:number-columns-repeated="16374"/>
        </table:table-row>
        <table:table-row table:number-rows-repeated="2" table:style-name="ro1">
          <table:table-cell table:number-columns-repeated="10" table:style-name="ce2"/>
          <table:table-cell table:number-columns-repeated="16374"/>
        </table:table-row>
        <table:table-row table:style-name="ro1">
          <table:table-cell office:value-type="string" table:style-name="ce2">
            <text:p>Google, f1 micro, 1hrx7 days</text:p>
          </table:table-cell>
          <table:table-cell office:value-type="string" table:style-name="ce2">
            <text:p>$3.88/mo</text:p>
          </table:table-cell>
          <table:table-cell office:value-type="string" table:style-name="ce2">
            <text:p>postgresql</text:p>
          </table:table-cell>
          <table:table-cell table:number-columns-repeated="7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t_horses" table:style-name="ta1">
        <table:table-column table:style-name="co5" table:default-cell-style-name="ce1"/>
        <table:table-column table:style-name="co1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Column name</text:p>
          </table:table-cell>
          <table:table-cell office:value-type="string" table:style-name="ce1">
            <text:p>Data type</text:p>
          </table:table-cell>
          <table:table-cell office:value-type="string" table:style-name="ce1">
            <text:p>Constraint</text:p>
          </table:table-cell>
          <table:table-cell office:value-type="string" table:style-name="ce1">
            <text:p>SQ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rse_ID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PRIMARY KEY</text:p>
          </table:table-cell>
          <table:table-cell office:value-type="string" office:string-value="horse_ID TEXT PRIMARY KEY," table:formula="of:=COM.MICROSOFT.CONCAT([.A2];&quot; &quot;;[.B2];&quot; &quot;;[.C2];&quot;,&quot;)" table:style-name="ce1">
            <text:p>horse_ID TEXT PRIMARY KEY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ce_ID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office:string-value="race_ID TEXT ," table:formula="of:=COM.MICROSOFT.CONCAT([.A3];&quot; &quot;;[.B3];&quot; &quot;;[.C3];&quot;,&quot;)" table:style-name="ce1">
            <text:p>race_ID TEXT 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office:string-value="form TEXT ," table:formula="of:=COM.MICROSOFT.CONCAT([.A4];&quot; &quot;;[.B4];&quot; &quot;;[.C4];&quot;,&quot;)" table:style-name="ce1">
            <text:p>form TEXT 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rse_weight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office:string-value="horse_weight TEXT ," table:formula="of:=COM.MICROSOFT.CONCAT([.A5];&quot; &quot;;[.B5];&quot; &quot;;[.C5];&quot;,&quot;)" table:style-name="ce1">
            <text:p>horse_weight TEXT 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ys_since_last_run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office:string-value="days_since_last_run INTEGER ," table:formula="of:=COM.MICROSOFT.CONCAT([.A6];&quot; &quot;;[.B6];&quot; &quot;;[.C6];&quot;,&quot;)" table:style-name="ce1">
            <text:p>days_since_last_run INTEGER 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rse_age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office:string-value="horse_age INTEGER ," table:formula="of:=COM.MICROSOFT.CONCAT([.A7];&quot; &quot;;[.B7];&quot; &quot;;[.C7];&quot;,&quot;)" table:style-name="ce1">
            <text:p>horse_age INTEGER 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ckey_name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office:string-value="jockey_name TEXT ," table:formula="of:=COM.MICROSOFT.CONCAT([.A8];&quot; &quot;;[.B8];&quot; &quot;;[.C8];&quot;,&quot;)" table:style-name="ce1">
            <text:p>jockey_name TEXT 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ckey_form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office:string-value="jockey_form TEXT ," table:formula="of:=COM.MICROSOFT.CONCAT([.A9];&quot; &quot;;[.B9];&quot; &quot;;[.C9];&quot;,&quot;)" table:style-name="ce1">
            <text:p>jockey_form TEXT 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iner_name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office:string-value="trainer_name TEXT ," table:formula="of:=COM.MICROSOFT.CONCAT([.A10];&quot; &quot;;[.B10];&quot; &quot;;[.C10];&quot;,&quot;)" table:style-name="ce1">
            <text:p>trainer_name TEXT 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rse_analysis_text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office:string-value="horse_analysis_text TEXT ," table:formula="of:=COM.MICROSOFT.CONCAT([.A11];&quot; &quot;;[.B11];&quot; &quot;;[.C11];&quot;,&quot;)" table:style-name="ce1">
            <text:p>horse_analysis_text TEXT ,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rse_added_timestamp</text:p>
          </table:table-cell>
          <table:table-cell office:value-type="string" table:style-name="ce1">
            <text:p>TIMESTAMP WITH TIME ZONE</text:p>
          </table:table-cell>
          <table:table-cell table:style-name="ce1"/>
          <table:table-cell office:value-type="string" office:string-value="horse_added_timestamp TIMESTAMP WITH TIME ZONE ," table:formula="of:=COM.MICROSOFT.CONCAT([.A12];&quot; &quot;;[.B12];&quot; &quot;;[.C12];&quot;,&quot;)" table:style-name="ce1">
            <text:p>horse_added_timestamp TIMESTAMP WITH TIME ZONE ,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dc:creator>Higton, Tom</dc:creator>
    <meta:creation-date>2019-05-22T15:12:27Z</meta:creation-date>
    <dc:date>2019-08-14T19:32:39Z</dc:date>
    <meta:editing-cycles>6</meta:editing-cycles>
    <meta:editing-duration>PT2827S</meta:editing-duration>
  </office:meta>
</office:document-meta>
</file>